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PIRITUAL PEOPLE AND THE LAW (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PIRITUAL PEOPLE AND THE LAW (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relationship to the law (7:1-3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relationship to the law (7:1-3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are like widows freed from their husbands (7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like dead men freed from their lusts (7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PIRITUAL PEOPLE AND THE LAW (7:1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relationship to the law (7:1-3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relationship to the Saviour (7:4, 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relationship to the Saviour (7:4, 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have been raised by Christ (7:4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are now to produce fruit through Christ (7:4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PIRITUAL PEOPLE AND THE LAW (7:1-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relationship to the law (7:1-3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relationship to the Saviour (7:4, 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ROMANS 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PIRITUAL PEOPLE AND THE LAW (7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NATURAL PEOPLE AND THE LAW (7:7-1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NATURAL PEOPLE AND THE LAW (7:7-13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illustration usage (7:7, 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ndemnation usage (7:8-9, 11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ROMANS 7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SPIRITUAL PEOPLE AND THE LAW (7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NATURAL PEOPLE AND THE LAW (7:7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CARNAL PEOPLE AND THE LAW (7:14-2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-title-Title-Slide" presentation:presentation-page-layout-name="Master1-PPL1" draw:id="Slide-265">
        <draw:frame draw:id="id101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CARNAL PEOPLE AND THE LAW (7:14-26)<text:s text:c="1"/></text:span><text:span text:style-name="a560" text:class-names=""/></text:p>
          </draw:text-box>
          <svg:title/>
          <svg:desc/>
        </draw:frame>
        <draw:frame draw:id="id102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Paul has learned that any attempt to keep the law leads to carnality (7:14-23).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Paul has learned that any attempt to keep the law leads to carnality (7:14-23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confusion (7:14-16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onfusion (7:14-16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e doesn't do the things he wants to do (7:14-15a, 16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 does the things he doesn't want to do (7:15b, 16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Paul has learned that any attempt to keep the law leads to carnality (7:14-23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nfusion (7:14-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rruption (7:17-2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onclusion (7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conclusion (7:21-23):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old nature, always attempting to do wrong (7:21a, 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new nature, always attempting to do right (7:21b-2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Paul has learned that any attempt to keep the law leads to carnality (7:14-23).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confusion (7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rruption (7:17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onclusion (7:21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CARNAL PEOPLE AND THE LAW (7:14-2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aul has learned that any attempt to keep the law leads to carnality (7:14-23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Paul has learned that no attempt to keep the law can lead to spirituality (7:24-25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Paul has learned that no attempt to keep the law can lead to spirituality (7:24-25).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agony of Paul's problem (7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nswer to Paul's problem (7:2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CARNAL PEOPLE AND THE LAW (7:14-26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aul has learned that any attempt to keep the law leads to carnality (7:14-23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Paul has learned that no attempt to keep the law can lead to spirituality (7:24-25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ROMANS 7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SPIRITUAL PEOPLE AND THE LAW (7:1-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NATURAL PEOPLE AND THE LAW (7:7-1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CARNAL PEOPLE AND THE LAW (7:14-26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7 </dc:title>
    <meta:initial-creator>David STRICKLAND</meta:initial-creator>
    <dc:creator>David STRICKLAND</dc:creator>
    <meta:creation-date>2020-02-22T17:40:57Z</meta:creation-date>
    <dc:date>2020-02-22T17:40:58Z</dc:date>
    <meta:template xlink:href="BibleStudy" xlink:type="simple"/>
    <meta:editing-cycles>1</meta:editing-cycles>
    <meta:editing-duration>PT0S</meta:editing-duration>
    <meta:document-statistic meta:paragraph-count="57" meta:word-count="566"/>
  </office:meta>
</office:document-meta>
</file>